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0.362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4.255cm"/>
    </style:style>
    <style:style style:name="co7" style:family="table-column">
      <style:table-column-properties fo:break-before="auto" style:column-width="5.378cm"/>
    </style:style>
    <style:style style:name="co8" style:family="table-column">
      <style:table-column-properties fo:break-before="auto" style:column-width="4.203cm"/>
    </style:style>
    <style:style style:name="co9" style:family="table-column">
      <style:table-column-properties fo:break-before="auto" style:column-width="2.626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3.743cm"/>
    </style:style>
    <style:style style:name="co13" style:family="table-column">
      <style:table-column-properties fo:break-before="auto" style:column-width="9.285cm"/>
    </style:style>
    <style:style style:name="co15" style:family="table-column">
      <style:table-column-properties fo:break-before="auto" style:column-width="3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1.595cm" fo:break-before="auto" style:use-optimal-row-height="false"/>
    </style:style>
    <style:style style:name="ro5" style:family="table-row">
      <style:table-row-properties style:row-height="1.496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723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1.395cm" fo:break-before="auto" style:use-optimal-row-height="false"/>
    </style:style>
    <style:style style:name="ro12" style:family="table-row">
      <style:table-row-properties style:row-height="1.369cm" fo:break-before="auto" style:use-optimal-row-height="false"/>
    </style:style>
    <style:style style:name="ro13" style:family="table-row">
      <style:table-row-properties style:row-height="1.617cm" fo:break-before="auto" style:use-optimal-row-height="false"/>
    </style:style>
    <style:style style:name="ro14" style:family="table-row">
      <style:table-row-properties style:row-height="1.053cm" fo:break-before="auto" style:use-optimal-row-height="false"/>
    </style:style>
    <style:style style:name="ro15" style:family="table-row">
      <style:table-row-properties style:row-height="0.818cm" fo:break-before="auto" style:use-optimal-row-height="false"/>
    </style:style>
    <style:style style:name="ro16" style:family="table-row">
      <style:table-row-properties style:row-height="0.815cm" fo:break-before="auto" style:use-optimal-row-height="false"/>
    </style:style>
    <style:style style:name="ro17" style:family="table-row">
      <style:table-row-properties style:row-height="0.776cm" fo:break-before="auto" style:use-optimal-row-height="fals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0.642cm" fo:break-before="auto" style:use-optimal-row-height="false"/>
    </style:style>
    <style:style style:name="ro20" style:family="table-row">
      <style:table-row-properties style:row-height="0.658cm" fo:break-before="auto" style:use-optimal-row-height="false"/>
    </style:style>
    <style:style style:name="ro21" style:family="table-row">
      <style:table-row-properties style:row-height="0.584cm" fo:break-before="auto" style:use-optimal-row-height="false"/>
    </style:style>
    <style:style style:name="ro22" style:family="table-row">
      <style:table-row-properties style:row-height="0.774cm" fo:break-before="auto" style:use-optimal-row-height="false"/>
    </style:style>
    <style:style style:name="ro23" style:family="table-row">
      <style:table-row-properties style:row-height="0.714cm" fo:break-before="auto" style:use-optimal-row-height="false"/>
    </style:style>
    <style:style style:name="ro24" style:family="table-row">
      <style:table-row-properties style:row-height="0.868cm" fo:break-before="auto" style:use-optimal-row-height="false"/>
    </style:style>
    <style:style style:name="ro25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d7" fo:wrap-option="wrap" fo:border="0.06pt solid #000000" style:vertical-align="middle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55" style:family="table-cell" style:parent-style-name="Default">
      <style:table-cell-properties fo:background-color="#ffffd7" fo:border="0.06pt solid #000000" style:vertical-align="middle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fffd7" fo:border="0.06pt solid #000000" style:vertical-align="middle"/>
      <style:text-properties fo:color="#000000"/>
    </style:style>
    <style:style style:name="ce57" style:family="table-cell" style:parent-style-name="Default">
      <style:table-cell-properties fo:background-color="#ffffd7" fo:border="0.06pt solid #000000" style:vertical-align="middle"/>
    </style:style>
    <style:style style:name="ce58" style:family="table-cell" style:parent-style-name="Default">
      <style:table-cell-properties fo:background-color="#ffffd7" style:vertical-align="middle"/>
    </style:style>
    <style:style style:name="ce62" style:family="table-cell" style:parent-style-name="Default">
      <style:table-cell-properties fo:background-color="#d4f1f9" fo:border="0.06pt solid #000000" style:vertical-align="middl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2" table:default-cell-style-name="ce60"/>
        <table:table-column table:style-name="co3" table:default-cell-style-name="Default"/>
        <table:table-column-group table:display="false">
          <table:table-column table:style-name="co4" table:visibility="collapse" table:default-cell-style-name="ce72"/>
          <table:table-column table:style-name="co5" table:visibility="collapse" table:default-cell-style-name="ce72"/>
          <table:table-column table:style-name="co6" table:visibility="collapse" table:default-cell-style-name="ce76"/>
          <table:table-column table:style-name="co7" table:visibility="collapse" table:default-cell-style-name="ce76"/>
          <table:table-column table:style-name="co8" table:visibility="collapse" table:default-cell-style-name="ce76"/>
        </table:table-column-group>
        <table:table-column table:style-name="co9" table:default-cell-style-name="ce23"/>
        <table:table-column table:style-name="co10" table:visibility="collapse" table:default-cell-style-name="ce26"/>
        <table:table-column table:style-name="co11" table:visibility="collapse" table:default-cell-style-name="ce33"/>
        <table:table-column table:style-name="co12" table:default-cell-style-name="ce38"/>
        <table:table-column table:style-name="co13" table:visibility="collapse" table:default-cell-style-name="ce60"/>
        <table:table-column table:style-name="co15" table:number-columns-repeated="2" table:default-cell-style-name="ce60"/>
        <table:table-column table:style-name="co14" table:number-columns-repeated="1010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_origin</text:p>
          </table:table-cell>
          <table:table-cell table:style-name="ce59" table:number-columns-repeated="2"/>
          <table:table-cell table:style-name="ce34" office:value-type="string" calcext:value-type="string">
            <text:p>promwad2_new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style-name="ce59" table:number-columns-repeated="2"/>
          <table:table-cell table:style-name="ce63" office:value-type="string" calcext:value-type="string">
            <text:p>ETH_CRS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style-name="ce59" table:number-columns-repeated="2"/>
          <table:table-cell table:style-name="ce63" office:value-type="string" calcext:value-type="string">
            <text:p>ETH_RX_CLK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style-name="ce59" table:number-columns-repeated="2"/>
          <table:table-cell table:style-name="ce63" office:value-type="string" calcext:value-type="string">
            <text:p>ETH_MDIO</text:p>
          </table:table-cell>
          <table:table-cell table:number-columns-repeated="1010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Добавить функцию при инициализации. <text:s text:c="18"/>Управляет через D8 <text:s/>усилителем D10 на динамик</text:p>
          </table:table-cell>
          <table:table-cell table:style-name="ce53"/>
          <table:table-cell table:style-name="ce62"/>
          <table:table-cell table:number-columns-repeated="1010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style-name="ce53" office:value-type="string" calcext:value-type="string">
            <text:p><text:span text:style-name="T4">Добавить функцию  работы с клавиатурой  </text:span>Прерывание от платы клавиатуры    </text:p>
          </table:table-cell>
          <table:table-cell table:style-name="ce53"/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о светодиодом </text:span>Управляет через D8  светодиодом на плате клавиатуры</text:p>
          </table:table-cell>
          <table:table-cell table:style-name="ce54"/>
          <table:table-cell table:style-name="ce62"/>
          <table:table-cell table:number-columns-repeated="1010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<text:span text:style-name="T4">Добавить функцию  работы с внешним реле   </text:span>Управляет через D8  внешним реле </text:p>
          </table:table-cell>
          <table:table-cell table:style-name="ce54"/>
          <table:table-cell table:style-name="ce62"/>
          <table:table-cell table:number-columns-repeated="1010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style-name="ce59" table:number-columns-repeated="2"/>
          <table:table-cell table:style-name="ce63" office:value-type="string" calcext:value-type="string">
            <text:p>ETH_RX_DV</text:p>
          </table:table-cell>
          <table:table-cell table:number-columns-repeated="1010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style-name="ce59" table:number-columns-repeated="2"/>
          <table:table-cell table:style-name="ce63" office:value-type="string" calcext:value-type="string">
            <text:p>ETH_MC0</text:p>
          </table:table-cell>
          <table:table-cell table:number-columns-repeated="1010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6.968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table:style-name="ce54" office:value-type="string" calcext:value-type="string">
            <text:p><text:span text:style-name="T4">Функцию убрать.                                                         Выход  - порождает внешний сигнал БАЗА</text:span>                Сюда переходит сигнал VOL+      c PB14                                 </text:p>
          </table:table-cell>
          <table:table-cell table:style-name="ce54"/>
          <table:table-cell table:style-name="ce28"/>
          <table:table-cell table:number-columns-repeated="1010"/>
        </table:table-row>
        <table:table-row table:style-name="ro5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8.562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style-name="ce55" office:value-type="string" calcext:value-type="string">
            <text:p>Сюда переходит сигнал VOL- <text:s text:c="6"/>c PB15 </text:p>
          </table:table-cell>
          <table:table-cell table:style-name="ce55"/>
          <table:table-cell table:style-name="ce28"/>
          <table:table-cell table:number-columns-repeated="1010"/>
        </table:table-row>
        <table:table-row table:style-name="ro6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2.899cm" svg:height="3.756cm" svg:x="5.902cm" svg:y="10.058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style-name="ce53" office:value-type="string" calcext:value-type="string">
            <text:p><text:span text:style-name="T4">CAN убрать.                                                                Сюда переходит сигнал SENS+</text:span>  c PC14</text:p>
          </table:table-cell>
          <table:table-cell table:style-name="ce53"/>
          <table:table-cell table:style-name="ce59"/>
          <table:table-cell table:number-columns-repeated="1010"/>
        </table:table-row>
        <table:table-row table:style-name="ro6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2.899cm" svg:height="3.361cm" svg:x="5.902cm" svg:y="12.48cm" draw:caption-point-x="-0.61cm" draw:caption-point-y="1.51cm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style-name="ce53" office:value-type="string" calcext:value-type="string">
            <text:p><text:span text:style-name="T4">CAN убрать.                                                           Сюда переходит сигнал SENS-</text:span>  c PC15</text:p>
          </table:table-cell>
          <table:table-cell table:style-name="ce53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style-name="ce59" table:number-columns-repeated="3"/>
          <table:table-cell table:number-columns-repeated="1010"/>
        </table:table-row>
        <table:table-row table:style-name="ro7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BUT </text:span>с PG11</text:p>
          </table:table-cell>
          <table:table-cell table:style-name="ce56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style-name="ce59" table:number-columns-repeated="3"/>
          <table:table-cell table:number-columns-repeated="1010"/>
        </table:table-row>
        <table:table-row table:style-name="ro7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style-name="ce56" office:value-type="string" calcext:value-type="string">
            <text:p><text:span text:style-name="T5">Перенести </text:span><text:span text:style-name="T6">TEST_LED </text:span>с PG13</text:p>
          </table:table-cell>
          <table:table-cell table:style-name="ce56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style-name="ce59" table:number-columns-repeated="3"/>
          <table:table-cell table:number-columns-repeated="1010"/>
        </table:table-row>
        <table:table-row table:style-name="ro8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style-name="ce57" office:value-type="string" calcext:value-type="string">
            <text:p>Переходит <text:s/>на <text:s/>PA9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9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style-name="ce57" office:value-type="string" calcext:value-type="string">
            <text:p>Переходит <text:s/>на <text:s/>PA10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style-name="ce59" table:number-columns-repeated="3"/>
          <table:table-cell table:number-columns-repeated="1010"/>
        </table:table-row>
        <table:table-row table:style-name="ro10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2.899cm" svg:height="1.799cm" svg:x="5.902cm" svg:y="27.106cm" draw:caption-point-x="-0.61cm" draw:caption-point-y="1.51cm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table:style-name="ce54" office:value-type="string" calcext:value-type="string">
            <text:p><text:span text:style-name="T4">Вход — Наличие 48В — просто выпилить из кода  Функцию убрать.                                               </text:span> Конфигурацию  задефайнить в коде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1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table:style-name="ce54" office:value-type="string" calcext:value-type="string">
            <text:p><text:span text:style-name="T4">Вход  - внешний сигнал ГАРНИТУРА                      Функцию убрать.                                                   </text:span> Конфигурацию  задефайнить в коде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2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table:style-name="ce54" office:value-type="string" calcext:value-type="string">
            <text:p><text:span text:style-name="T4">Вход  - внешний сигнал ТРУБКА                                     Функцию убрать.</text:span>                                                         Конфигурацию  задефайнить в коде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3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2.899cm" svg:height="1.799cm" svg:x="5.902cm" svg:y="31.38cm" draw:caption-point-x="-0.61cm" draw:caption-point-y="1.526cm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table:style-name="ce54" office:value-type="string" calcext:value-type="string">
            <text:p><text:span text:style-name="T5">Вход  - внешний сигнал ТАНГЕНТА                      </text:span><text:span text:style-name="T6">Функцию убрать.                                             Сконфигурировать I2C3 для клавиатуры</text:span>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32.998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table:style-name="ce54" office:value-type="string" calcext:value-type="string">
            <text:p><text:span text:style-name="T5">Подтяжка к земле через нулевой резистор     </text:span><text:span text:style-name="T6">Функцию убрать.</text:span>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34.234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35.47cm" draw:caption-point-x="-0.61cm" draw:caption-point-y="1.52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table:style-name="ce54" office:value-type="string" calcext:value-type="string">
            <text:p>Подтяжка к земле через нулевой резистор <text:s text:c="4"/>Функцию убрать.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4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2.899cm" svg:height="1.799cm" svg:x="5.902cm" svg:y="37.175cm" draw:caption-point-x="-0.61cm" draw:caption-point-y="1.51cm">
              <dc:date>2022-03-01T00:00:00</dc:date>
              <text:p text:style-name="P3"><text:span text:style-name="T1">UPR_PHONE_PI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table:style-name="ce54" office:value-type="string" calcext:value-type="string">
            <text:p>Вход кнопки — перенести на PA11 <text:s text:c="4"/>Реализовать обработку сигнала <text:s/>GPIO <text:s/>от CODEC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table:style-name="ce54" office:value-type="string" calcext:value-type="string">
            <text:p>Вход кнопки — перенести на PA12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style-name="ce59" table:number-columns-repeated="3"/>
          <table:table-cell table:number-columns-repeated="1010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функцию включения внешнего светодиода НОРМА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style-name="ce59" table:number-columns-repeated="3"/>
          <table:table-cell table:number-columns-repeated="1010"/>
        </table:table-row>
        <table:table-row table:style-name="ro16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7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style-name="ce59" table:number-columns-repeated="3"/>
          <table:table-cell table:number-columns-repeated="1010"/>
        </table:table-row>
        <table:table-row table:style-name="ro18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64.871cm" draw:caption-point-x="-0.61cm" draw:caption-point-y="1.542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style-name="ce54" office:value-type="string" calcext:value-type="string">
            <text:p><text:span text:style-name="T4">Функцию убрать.                                               </text:span> 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9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20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21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table:style-name="ce54" office:value-type="string" calcext:value-type="string">
            <text:p>Вход — управляющий 0 <text:s/>перевести на PB5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5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table:style-name="ce54" office:value-type="string" calcext:value-type="string">
            <text:p>Выход — управляющая 1 <text:s/>перевести на PB9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2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23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76.985cm" draw:caption-point-x="-0.61cm" draw:caption-point-y="1.542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style-name="ce59" table:number-columns-repeated="3"/>
          <table:table-cell table:number-columns-repeated="1010"/>
        </table:table-row>
        <table:table-row table:style-name="ro24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25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table:style-name="ce54" office:value-type="string" calcext:value-type="string">
            <text:p>Реализовать сигнал управления RAM</text:p>
          </table:table-cell>
          <table:table-cell table:style-name="ce54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style-name="ce59" table:number-columns-repeated="3"/>
          <table:table-cell table:number-columns-repeated="1010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9" office:value-type="string" calcext:value-type="string">
            <text:p>MIC_BIAS</text:p>
          </table:table-cell>
          <table:table-cell table:style-name="ce39" office:value-type="string" calcext:value-type="string">
            <text:p>MICBIAS</text:p>
          </table:table-cell>
          <table:table-cell table:style-name="ce57" office:value-type="string" calcext:value-type="string">
            <text:p>Переконфигурировать входы <text:s/>выходы <text:s/>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+</text:p>
          </table:table-cell>
          <table:table-cell table:style-name="ce57" office:value-type="string" calcext:value-type="string">
            <text:p><text:s/>и <text:s/>управление <text:s text:c="2"/>CODEC</text:p>
          </table:table-cell>
          <table:table-cell table:style-name="ce57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39" office:value-type="string" calcext:value-type="string">
            <office:annotation draw:style-name="gr1" draw:text-style-name="P4" svg:width="2.899cm" svg:height="1.799cm" svg:x="5.902cm" svg:y="92.19cm" draw:caption-point-x="-0.61cm" draw:caption-point-y="1.51cm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1_IN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L</text:p>
          </table:table-cell>
          <table:table-cell table:style-name="ce39" office:value-type="string" calcext:value-type="string">
            <text:p>MIC1_IN+</text:p>
          </table:table-cell>
          <table:table-cell table:style-name="ce56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2_R</text:p>
          </table:table-cell>
          <table:table-cell table:style-name="ce39" office:value-type="string" calcext:value-type="string">
            <text:p>MIC1_IN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39" office:value-type="string" calcext:value-type="string">
            <text:p>MIC_GNDA</text:p>
          </table:table-cell>
          <table:table-cell table:style-name="ce39" office:value-type="string" calcext:value-type="string">
            <text:p>MIC3_L</text:p>
          </table:table-cell>
          <table:table-cell table:style-name="ce39" office:value-type="string" calcext:value-type="string">
            <text:p>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MIC3_R</text:p>
          </table:table-cell>
          <table:table-cell table:number-columns-repeated="2" table:style-name="ce39" office:value-type="string" calcext:value-type="string">
            <text:p>MIC_GNDA</text:p>
          </table:table-cell>
          <table:table-cell table:style-name="ce39" office:value-type="string" calcext:value-type="string">
            <text:p>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2.899cm" svg:height="1.799cm" svg:x="5.902cm" svg:y="94.447cm" draw:caption-point-x="-0.61cm" draw:caption-point-y="1.511cm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39" office:value-type="string" calcext:value-type="string">
            <office:annotation draw:style-name="gr1" draw:text-style-name="P4" svg:width="2.899cm" svg:height="1.799cm" svg:x="5.902cm" svg:y="94.447cm" draw:caption-point-x="-0.61cm" draw:caption-point-y="1.511cm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number-columns-repeated="2" table:style-name="ce39" office:value-type="string" calcext:value-type="string">
            <text:p>LINE_OUT1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office:value-type="string" calcext:value-type="string">
            <office:annotation draw:style-name="gr1" draw:text-style-name="P4" svg:width="2.899cm" svg:height="1.799cm" svg:x="5.902cm" svg:y="94.896cm" draw:caption-point-x="-0.61cm" draw:caption-point-y="1.514cm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94.864cm" draw:caption-point-x="-0.61cm" draw:caption-point-y="1.54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/>
          <table:table-cell table:style-name="ce39" office:value-type="string" calcext:value-type="string">
            <text:p>LINE_OUT2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95.316cm" draw:caption-point-x="-0.61cm" draw:caption-point-y="1.545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L_OUT</text:p>
          </table:table-cell>
          <table:table-cell table:style-name="ce39" office:value-type="string" calcext:value-type="string">
            <text:p>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2.899cm" svg:height="1.799cm" svg:x="5.902cm" svg:y="95.767cm" draw:caption-point-x="-0.61cm" draw:caption-point-y="1.546cm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39" office:value-type="string" calcext:value-type="string">
            <text:p>HPR_OUT</text:p>
          </table:table-cell>
          <table:table-cell table:style-name="ce39" office:value-type="string" calcext:value-type="string">
            <text:p>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GPIO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_INT</text:p>
          </table:table-cell>
          <table:table-cell table:style-name="ce39" office:value-type="string" calcext:value-type="string">
            <text:p>-</text:p>
          </table:table-cell>
          <table:table-cell table:style-name="ce58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K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style-name="ce39" office:value-type="string" calcext:value-type="string">
            <text:p>MIC2_IN</text:p>
          </table:table-cell>
          <table:table-cell table:style-name="ce39" office:value-type="string" calcext:value-type="string">
            <text:p>-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CL/S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CL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style-name="ce59" office:value-type="string" calcext:value-type="string">
            <text:p>SDA/MOSI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39" table:number-columns-repeated="2"/>
          <table:table-cell table:number-columns-repeated="2" table:style-name="ce46" office:value-type="string" calcext:value-type="string">
            <text:p>I2C2_SDA</text:p>
          </table:table-cell>
          <table:table-cell table:style-name="ce57" table:number-columns-repeated="2"/>
          <table:table-cell table:style-name="ce59"/>
          <table:table-cell table:number-columns-repeated="1010"/>
        </table:table-row>
        <table:table-row table:style-name="ro1">
          <table:table-cell table:number-columns-repeated="7"/>
          <table:table-cell table:style-name="ce39" table:number-columns-repeated="3"/>
          <table:table-cell table:number-columns-repeated="1014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_PINS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.00.0000</text:date>, <text:time style:data-style-name="N2" text:time-value="09:24:32.0600689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4T09:28:03.251850271</dc:date>
    <meta:editing-duration>PT13H41M23S</meta:editing-duration>
    <meta:editing-cycles>147</meta:editing-cycles>
    <meta:document-statistic meta:table-count="2" meta:cell-count="917" meta:object-count="0"/>
  </office:meta>
</office:document-meta>
</file>